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ced9" officeooo:paragraph-rsid="0001ce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postas das questões <text:s/>Arquitetura de Computadores:</text:p>
      <text:p text:style-name="P1">1) Algoritmos.</text:p>
      <text:p text:style-name="P1">2) Entrada de dados, processamento e saída.</text:p>
      <text:p text:style-name="P1">3) Além da entrada, processamento e saída , o processo deve ser armazenado. </text:p>
      <text:p text:style-name="P1"/>
      <text:p text:style-name="P1"/>
      <text:p text:style-name="P1"/>
      <text:p text:style-name="P1">10) Somente a letra (D) é ímp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5:35:50.593000000</meta:creation-date>
    <dc:date>2019-08-13T15:47:12.686000000</dc:date>
    <meta:editing-duration>PT1M11S</meta:editing-duration>
    <meta:editing-cycles>1</meta:editing-cycles>
    <meta:document-statistic meta:table-count="0" meta:image-count="0" meta:object-count="0" meta:page-count="1" meta:paragraph-count="5" meta:word-count="35" meta:character-count="217" meta:non-whitespace-character-count="185"/>
    <meta:generator>LibreOffice/6.2.5.2$Windows_X86_64 LibreOffice_project/1ec314fa52f458adc18c4f025c545a4e8b22c159</meta:generator>
  </office:meta>
</office:document-meta>
</file>